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Sans Light3" svg:font-family="'Fira Sans Light'" style:font-family-generic="swiss"/>
    <style:font-face style:name="Fira Sans Light1" svg:font-family="'Fira Sans Light'" style:font-adornments="Regular" style:font-family-generic="swiss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3" svg:font-family="'Fira Sans'" style:font-family-generic="roman" style:font-pitch="variable"/>
    <style:font-face style:name="Fira Sans4" svg:font-family="'Fira Sans'" style:font-adornments="ExtraLight" style:font-family-generic="roman" style:font-pitch="variable"/>
    <style:font-face style:name="Fira Sans Light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ExtraLight" style:font-family-generic="swiss" style:font-pitch="variable"/>
    <style:font-face style:name="Fira Sans2" svg:font-family="'Fira Sans'" style:font-adornments="Regular" style:font-family-generic="swiss" style:font-pitch="variable"/>
    <style:font-face style:name="Fira Sans Light4" svg:font-family="'Fira Sans Light'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2.179cm"/>
      <style:paragraph-properties style:writing-mode="lr-tb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/>
      <style:paragraph-properties style:writing-mode="lr-tb"/>
    </style:style>
    <style:style style:name="pr4" style:family="presentation" style:parent-style-name="file_3a__2f__2f__2f_home_2f_sb17498_2f_.config_2f_libreoffice_2f_4_2f_user_2f_template_2f_MetropolisTemplate.otp-outline1">
      <style:graphic-properties fo:min-height="11.929cm"/>
      <style:paragraph-properties style:writing-mode="lr-tb"/>
    </style:style>
    <style:style style:name="pr5" style:family="presentation" style:parent-style-name="file_3a__2f__2f__2f_home_2f_sb17498_2f_.config_2f_libreoffice_2f_4_2f_user_2f_template_2f_MetropolisTemplate.otp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.1cm"/>
    </style:style>
    <style:style style:name="P8" style:family="paragraph">
      <style:paragraph-properties fo:text-align="justify" style:writing-mode="lr-tb"/>
    </style:style>
    <style:style style:name="P9" style:family="paragraph">
      <style:paragraph-properties fo:margin-top="0cm" fo:margin-bottom="0.1cm" style:writing-mode="lr-tb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8.1000003814697pt"/>
    </style:style>
    <style:style style:name="P11" style:family="paragraph">
      <style:paragraph-properties fo:margin-left="0cm" fo:margin-right="0cm" fo:margin-top="0cm" fo:margin-bottom="0.1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5pt" style:font-size-asian="16pt" style:font-size-complex="16pt"/>
    </style:style>
    <style:style style:name="T6" style:family="text">
      <style:text-properties fo:font-size="15pt" fo:font-weight="bold" style:font-size-asian="16pt" style:font-weight-asian="bold" style:font-size-complex="16pt" style:font-weight-complex="bold"/>
    </style:style>
    <style:style style:name="T7" style:family="text">
      <style:text-properties fo:font-size="15pt" fo:font-weight="normal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003333" style:text-outline="false" style:text-line-through-style="none" style:text-line-through-type="none" fo:font-size="15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333" style:text-outline="false" style:text-line-through-style="none" style:text-line-through-type="none" style:font-name="Fira Sans Light3" fo:font-size="15pt" fo:font-style="normal" fo:text-shadow="none" style:text-underline-style="none" fo:font-weight="normal" style:letter-kerning="true" style:font-name-asian="Fira Sans Light3" style:font-size-asian="16pt" style:font-style-asian="normal" style:font-weight-asian="normal" style:font-name-complex="Fira Sans Light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3333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3" style:font-size-asian="16pt" style:font-style-asian="normal" style:font-weight-asian="normal" style:font-name-complex="Fira Sans Light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333" style:text-outline="false" style:text-line-through-style="none" style:text-line-through-type="none" style:font-name="Fira Sans Light1" fo:font-size="15pt" fo:text-shadow="none" style:text-underline-style="none" fo:font-weight="bold" style:letter-kerning="true" style:font-name-asian="Fira Sans Light3" style:font-size-asian="16pt" style:font-weight-asian="bold" style:font-name-complex="Fira Sans Light3" style:font-size-complex="16pt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Fira Sans Light3" fo:font-size="15pt" fo:font-style="normal" fo:font-weight="normal" style:font-name-asian="Fira Sans Light3" style:font-size-asian="16pt" style:font-style-asian="normal" style:font-weight-asian="normal" style:font-name-complex="Fira Sans Light3" style:font-size-complex="16pt" style:font-style-complex="normal" style:font-weight-complex="normal"/>
    </style:style>
    <style:style style:name="T13" style:family="text">
      <style:text-properties style:font-name="Fira Sans Light1" fo:font-size="15pt" fo:font-style="normal" fo:font-weight="normal" style:font-name-asian="Fira Sans Light3" style:font-size-asian="16pt" style:font-style-asian="normal" style:font-weight-asian="normal" style:font-name-complex="Fira Sans Light3" style:font-size-complex="16pt" style:font-style-complex="normal" style:font-weight-complex="normal"/>
    </style:style>
    <style:style style:name="T14" style:family="text">
      <style:text-properties style:font-name="Fira Sans Light3" fo:font-size="15pt" fo:font-style="italic" fo:font-weight="normal" style:font-name-asian="Fira Sans Light3" style:font-size-asian="16pt" style:font-style-asian="italic" style:font-weight-asian="normal" style:font-name-complex="Fira Sans Light3" style:font-size-complex="16pt" style:font-style-complex="italic" style:font-weight-complex="normal"/>
    </style:style>
    <style:style style:name="T15" style:family="text">
      <style:text-properties style:font-name="Fira Sans Light3" fo:font-size="15pt" fo:font-style="normal" fo:font-weight="bold" style:font-name-asian="Fira Sans Light3" style:font-size-asian="16pt" style:font-style-asian="normal" style:font-weight-asian="bold" style:font-name-complex="Fira Sans Light3" style:font-size-complex="16pt" style:font-style-complex="normal" style:font-weight-complex="bold"/>
    </style:style>
    <style:style style:name="T16" style:family="text">
      <style:text-properties fo:font-variant="normal" fo:text-transform="none" fo:color="#003333" style:text-outline="false" style:text-line-through-style="none" style:text-line-through-type="none" fo:font-size="16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3333" style:text-outline="false" style:text-line-through-style="none" style:text-line-through-type="none" style:font-name="Fira Sans Light3" fo:font-size="16pt" fo:font-style="normal" fo:text-shadow="none" style:text-underline-style="none" fo:font-weight="bold" style:letter-kerning="true" style:font-name-asian="Fira Sans Light3" style:font-size-asian="18pt" style:font-style-asian="normal" style:font-weight-asian="bold" style:font-name-complex="Fira Sans Light3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3333" style:text-outline="false" style:text-line-through-style="none" style:text-line-through-type="none" style:font-name="Fira Sans Light1" fo:font-size="16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6pt" fo:font-weight="bold" style:font-size-asian="18pt" style:font-weight-asian="bold" style:font-size-complex="18pt" style:font-weight-complex="bold"/>
    </style:style>
    <style:style style:name="T20" style:family="text">
      <style:text-properties fo:font-size="16pt" fo:font-weight="normal" style:font-size-asian="18pt" style:font-weight-asian="normal" style:font-size-complex="18pt" style:font-weight-complex="normal"/>
    </style:style>
    <style:style style:name="T21" style:family="text">
      <style:text-properties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font-variant="normal" fo:text-transform="none" fo:color="#003333" style:text-outline="false" style:text-line-through-style="none" style:text-line-through-type="none" style:font-name="Fira Sans Light1" fo:font-size="16pt" fo:text-shadow="none" style:text-underline-style="none" fo:font-weight="bold" style:letter-kerning="true" style:font-name-asian="WenQuanYi Zen Hei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3333" style:text-outline="false" style:text-line-through-style="none" style:text-line-through-type="none" style:font-name="Fira Sans Light1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3333" style:text-outline="false" style:text-line-through-style="none" style:text-line-through-type="none" style:font-name="Fira Sans Light1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3333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3333" style:text-outline="false" style:text-line-through-style="none" style:text-line-through-type="none" style:font-name="Fira Sans Light1" fo:font-size="15pt" fo:font-style="normal" fo:text-shadow="none" style:text-underline-style="none" fo:font-weight="bold" style:letter-kerning="true" style:font-name-asian="Fira Sans Light3" style:font-size-asian="16pt" style:font-style-asian="normal" style:font-weight-asian="bold" style:font-name-complex="Fira Sans Light3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Fira Sans Light1" fo:font-size="15pt" fo:font-style="italic" fo:font-weight="normal" style:font-name-asian="Fira Sans Light3" style:font-size-asian="16pt" style:font-style-asian="italic" style:font-weight-asian="normal" style:font-name-complex="Fira Sans Light3" style:font-size-complex="16pt" style:font-style-complex="italic" style:font-weight-complex="normal"/>
    </style:style>
    <style:style style:name="T28" style:family="text">
      <style:text-properties style:font-name="Fira Sans Light1" fo:font-size="15pt" fo:font-style="italic" fo:font-weight="bold" style:font-name-asian="Fira Sans Light3" style:font-size-asian="16pt" style:font-style-asian="italic" style:font-weight-asian="bold" style:font-name-complex="Fira Sans Light3" style:font-size-complex="16pt" style:font-style-complex="italic" style:font-weight-complex="bold"/>
    </style:style>
    <style:style style:name="T29" style:family="text">
      <style:text-properties style:text-position="-33% 58%" style:font-name="Fira Sans Light1" fo:font-size="15pt" fo:font-style="italic" fo:font-weight="normal" style:font-name-asian="Fira Sans Light3" style:font-size-asian="16pt" style:font-style-asian="italic" style:font-weight-asian="normal" style:font-name-complex="Fira Sans Light3" style:font-size-complex="16pt" style:font-style-complex="italic" style:font-weight-complex="normal"/>
    </style:style>
    <style:style style:name="T30" style:family="text">
      <style:text-properties style:text-position="-33% 58%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fo:color="#006699" fo:font-size="15pt" style:font-size-asian="16pt" style:font-size-complex="16pt"/>
    </style:style>
    <style:style style:name="T32" style:family="text">
      <style:text-properties fo:color="#006699" fo:font-size="16pt" fo:font-weight="bold" style:font-size-asian="18pt" style:font-weight-asian="bold" style:font-size-complex="18pt" style:font-weight-complex="bold"/>
    </style:style>
    <style:style style:name="T33" style:family="text">
      <style:text-properties fo:color="#006699" fo:font-size="16pt" fo:font-weight="normal" style:font-size-asian="18pt" style:font-weight-asian="normal" style:font-size-complex="18pt" style:font-weight-complex="normal"/>
    </style:style>
    <style:style style:name="T34" style:family="text">
      <style:text-properties fo:font-variant="normal" fo:text-transform="none" fo:color="#006699" style:text-outline="false" style:text-line-through-style="none" style:text-line-through-type="none" style:font-name="Fira Sans Light1" fo:font-size="16pt" fo:text-shadow="none" style:text-underline-style="none" fo:font-weight="bold" style:letter-kerning="true" style:font-name-asian="WenQuanYi Zen Hei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699" style:text-outline="false" style:text-line-through-style="none" style:text-line-through-type="none" style:font-name="Fira Sans Light1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699" style:text-outline="false" style:text-line-through-style="none" style:text-line-through-type="none" style:font-name="Fira Sans Light1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6699" style:font-name="Fira Sans Light1" fo:font-size="15pt" fo:font-style="normal" fo:font-weight="normal" style:font-name-asian="Fira Sans Light3" style:font-size-asian="16pt" style:font-style-asian="normal" style:font-weight-asian="normal" style:font-name-complex="Fira Sans Light3" style:font-size-complex="16pt" style:font-style-complex="normal" style:font-weight-complex="normal"/>
    </style:style>
    <style:style style:name="T38" style:family="text">
      <style:text-properties fo:color="#006699" style:font-name="Fira Sans Light1" fo:font-size="15pt" fo:font-style="italic" fo:font-weight="normal" style:font-name-asian="Fira Sans Light3" style:font-size-asian="16pt" style:font-style-asian="italic" style:font-weight-asian="normal" style:font-name-complex="Fira Sans Light3" style:font-size-complex="16pt" style:font-style-complex="italic" style:font-weight-complex="normal"/>
    </style:style>
    <style:style style:name="T39" style:family="text">
      <style:text-properties fo:color="#006699" fo:font-size="15pt" fo:font-weight="bold" style:font-size-asian="16pt" style:font-weight-asian="bold" style:font-size-complex="16pt" style:font-weight-complex="bold"/>
    </style:style>
    <style:style style:name="T40" style:family="text">
      <style:text-properties fo:color="#006699" style:font-name="Fira Sans Light1" fo:font-size="15pt" fo:font-style="italic" fo:font-weight="bold" style:font-name-asian="Fira Sans Light3" style:font-size-asian="16pt" style:font-style-asian="italic" style:font-weight-asian="bold" style:font-name-complex="Fira Sans Light3" style:font-size-complex="16pt" style:font-style-complex="italic" style:font-weight-complex="bold"/>
    </style:style>
    <style:style style:name="T41" style:family="text">
      <style:text-properties fo:color="#006699" style:text-position="-33% 58%" style:font-name="Fira Sans Light1" fo:font-size="15pt" fo:font-style="italic" fo:font-weight="bold" style:font-name-asian="Fira Sans Light3" style:font-size-asian="16pt" style:font-style-asian="italic" style:font-weight-asian="bold" style:font-name-complex="Fira Sans Light3" style:font-size-complex="16pt" style:font-style-complex="italic" style:font-weight-complex="bold"/>
    </style:style>
    <style:style style:name="T42" style:family="text">
      <style:text-properties fo:color="#996600" fo:font-size="15pt" fo:font-weight="bold" style:font-size-asian="16pt" style:font-weight-asian="bold" style:font-size-complex="16pt" style:font-weight-complex="bold"/>
    </style:style>
    <style:style style:name="T43" style:family="text">
      <style:text-properties fo:color="#996600" fo:font-size="15pt" fo:font-weight="normal" style:font-size-asian="16pt" style:font-weight-asian="normal" style:font-size-complex="16pt" style:font-weight-complex="normal"/>
    </style:style>
    <style:style style:name="T44" style:family="text">
      <style:text-properties fo:color="#006633" fo:font-size="15pt" fo:font-weight="normal" style:font-size-asian="16pt" style:font-weight-asian="normal" style:font-size-complex="16pt" style:font-weight-complex="normal"/>
    </style:style>
    <style:style style:name="T45" style:family="text">
      <style:text-properties fo:font-variant="normal" fo:text-transform="none" fo:color="#006633" style:text-outline="false" style:text-line-through-style="none" style:text-line-through-type="none" fo:font-size="15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33" style:text-outline="false" style:text-line-through-style="none" style:text-line-through-type="none" style:font-name="Fira Sans Light3" fo:font-size="15pt" fo:font-style="normal" fo:text-shadow="none" style:text-underline-style="none" fo:font-weight="normal" style:letter-kerning="true" style:font-name-asian="Fira Sans Light3" style:font-size-asian="16pt" style:font-style-asian="normal" style:font-weight-asian="normal" style:font-name-complex="Fira Sans Light3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33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3" style:font-size-asian="16pt" style:font-style-asian="normal" style:font-weight-asian="normal" style:font-name-complex="Fira Sans Light3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6633" style:text-outline="false" style:text-line-through-style="none" style:text-line-through-type="none" style:font-name="Fira Sans Light1" fo:font-size="15pt" fo:text-shadow="none" style:text-underline-style="none" fo:font-weight="bold" style:letter-kerning="true" style:font-name-asian="Fira Sans Light3" style:font-size-asian="16pt" style:font-weight-asian="bold" style:font-name-complex="Fira Sans Light3" style:font-size-complex="16pt" style:font-weight-complex="bold" style:text-emphasize="none" style:font-relief="none" style:text-overline-style="none" style:text-overline-color="font-color"/>
    </style:style>
    <style:style style:name="T49" style:family="text">
      <style:text-properties fo:color="#006633" style:font-name="Fira Sans Light3" fo:font-size="15pt" fo:font-style="normal" fo:font-weight="normal" style:font-name-asian="Fira Sans Light3" style:font-size-asian="16pt" style:font-style-asian="normal" style:font-weight-asian="normal" style:font-name-complex="Fira Sans Light3" style:font-size-complex="16pt" style:font-style-complex="normal" style:font-weight-complex="normal"/>
    </style:style>
    <style:style style:name="T50" style:family="text">
      <style:text-properties fo:color="#006633" style:font-name="Fira Sans Light1" fo:font-size="15pt" fo:font-style="normal" fo:font-weight="normal" style:font-name-asian="Fira Sans Light3" style:font-size-asian="16pt" style:font-style-asian="normal" style:font-weight-asian="normal" style:font-name-complex="Fira Sans Light3" style:font-size-complex="16pt" style:font-style-complex="normal" style:font-weight-complex="normal"/>
    </style:style>
    <style:style style:name="T51" style:family="text">
      <style:text-properties fo:color="#006633" style:font-name="Fira Sans Light3" fo:font-size="15pt" fo:font-style="italic" fo:font-weight="normal" style:font-name-asian="Fira Sans Light3" style:font-size-asian="16pt" style:font-style-asian="italic" style:font-weight-asian="normal" style:font-name-complex="Fira Sans Light3" style:font-size-complex="16pt" style:font-style-complex="italic" style:font-weight-complex="normal"/>
    </style:style>
    <style:style style:name="T52" style:family="text">
      <style:text-properties fo:color="#006633" style:font-name="Fira Sans Light3" fo:font-size="15pt" fo:font-style="normal" fo:font-weight="bold" style:font-name-asian="Fira Sans Light3" style:font-size-asian="16pt" style:font-style-asian="normal" style:font-weight-asian="bold" style:font-name-complex="Fira Sans Light3" style:font-size-complex="16pt" style:font-style-complex="normal" style:font-weight-complex="bold"/>
    </style:style>
    <style:style style:name="T53" style:family="text">
      <style:text-properties fo:font-variant="normal" fo:text-transform="none" fo:color="#006633" style:text-outline="false" style:text-line-through-style="none" style:text-line-through-type="none" style:font-name="Fira Sans Light1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33" style:text-outline="false" style:text-line-through-style="none" style:text-line-through-type="none" style:font-name="Fira Sans Light1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33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33" style:text-outline="false" style:text-line-through-style="none" style:text-line-through-type="none" style:font-name="Fira Sans Light1" fo:font-size="15pt" fo:font-style="normal" fo:text-shadow="none" style:text-underline-style="none" fo:font-weight="bold" style:letter-kerning="true" style:font-name-asian="Fira Sans Light3" style:font-size-asian="16pt" style:font-style-asian="normal" style:font-weight-asian="bold" style:font-name-complex="Fira Sans Light3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6633" style:font-name="Fira Sans Light1" fo:font-size="15pt" fo:font-style="italic" fo:font-weight="normal" style:font-name-asian="Fira Sans Light3" style:font-size-asian="16pt" style:font-style-asian="italic" style:font-weight-asian="normal" style:font-name-complex="Fira Sans Light3" style:font-size-complex="16pt" style:font-style-complex="italic" style:font-weight-complex="normal"/>
    </style:style>
    <style:style style:name="T58" style:family="text">
      <style:text-properties fo:color="#996600" style:font-name="Fira Sans Light1" fo:font-size="15pt" fo:font-style="italic" fo:font-weight="normal" fo:background-color="transparent" style:font-name-asian="Fira Sans Light3" style:font-size-asian="16pt" style:font-style-asian="italic" style:font-weight-asian="normal" style:font-name-complex="Fira Sans Light3" style:font-size-complex="16pt" style:font-style-complex="italic" style:font-weight-complex="normal"/>
    </style:style>
    <style:style style:name="T59" style:family="text">
      <style:text-properties fo:color="#996600" style:text-position="-33% 58%" style:font-name="Fira Sans Light1" fo:font-size="15pt" fo:font-style="italic" fo:font-weight="normal" fo:background-color="transparent" style:font-name-asian="Fira Sans Light3" style:font-size-asian="16pt" style:font-style-asian="italic" style:font-weight-asian="normal" style:font-name-complex="Fira Sans Light3" style:font-size-complex="16pt" style:font-style-complex="italic" style:font-weight-complex="normal"/>
    </style:style>
    <style:style style:name="T60" style:family="text">
      <style:text-properties fo:color="#996600" fo:font-size="16pt" fo:font-weight="bold" style:font-size-asian="18pt" style:font-weight-asian="bold" style:font-size-complex="18pt" style:font-weight-complex="bold"/>
    </style:style>
    <style:style style:name="T61" style:family="text">
      <style:text-properties fo:color="#996600" fo:font-size="16pt" fo:font-weight="normal" style:font-size-asian="18pt" style:font-weight-asian="normal" style:font-size-complex="18pt" style:font-weight-complex="normal"/>
    </style:style>
    <style:style style:name="T62" style:family="text">
      <style:text-properties fo:color="#996600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color="#996600" style:text-position="-33% 58%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4" style:family="text">
      <style:text-properties fo:color="#996600" fo:font-size="15pt" style:font-size-asian="16pt" style:font-size-complex="16pt"/>
    </style:style>
    <style:style style:name="T65" style:family="text">
      <style:text-properties fo:font-variant="normal" fo:text-transform="none" fo:color="#996600" style:text-outline="false" style:text-line-through-style="none" style:text-line-through-type="none" style:font-name="Fira Sans Light1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996600" style:text-outline="false" style:text-line-through-style="none" style:text-line-through-type="none" style:font-name="Fira Sans Light1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996600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996600" style:text-outline="false" style:text-line-through-style="none" style:text-line-through-type="none" style:font-name="Fira Sans Light3" fo:font-size="15pt" fo:font-style="normal" fo:text-shadow="none" style:text-underline-style="none" fo:font-weight="normal" style:letter-kerning="true" style:font-name-asian="Fira Sans Light3" style:font-size-asian="16pt" style:font-style-asian="normal" style:font-weight-asian="normal" style:font-name-complex="Fira Sans Light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996600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3" style:font-size-asian="16pt" style:font-style-asian="normal" style:font-weight-asian="normal" style:font-name-complex="Fira Sans Light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996600" style:text-outline="false" style:text-line-through-style="none" style:text-line-through-type="none" style:font-name="Fira Sans Light1" fo:font-size="15pt" fo:font-style="normal" fo:text-shadow="none" style:text-underline-style="none" fo:font-weight="bold" style:letter-kerning="true" style:font-name-asian="Fira Sans Light3" style:font-size-asian="16pt" style:font-style-asian="normal" style:font-weight-asian="bold" style:font-name-complex="Fira Sans Light3" style:font-size-complex="16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996600" style:font-name="Fira Sans Light3" fo:font-size="15pt" fo:font-style="normal" fo:font-weight="normal" style:font-name-asian="Fira Sans Light3" style:font-size-asian="16pt" style:font-style-asian="normal" style:font-weight-asian="normal" style:font-name-complex="Fira Sans Light3" style:font-size-complex="16pt" style:font-style-complex="normal" style:font-weight-complex="normal"/>
    </style:style>
    <style:style style:name="T72" style:family="text">
      <style:text-properties fo:color="#996600" style:font-name="Fira Sans Light1" fo:font-size="15pt" fo:font-style="normal" fo:font-weight="normal" style:font-name-asian="Fira Sans Light3" style:font-size-asian="16pt" style:font-style-asian="normal" style:font-weight-asian="normal" style:font-name-complex="Fira Sans Light3" style:font-size-complex="16pt" style:font-style-complex="normal" style:font-weight-complex="normal"/>
    </style:style>
    <style:style style:name="T73" style:family="text">
      <style:text-properties fo:color="#996600" style:font-name="Fira Sans Light1" fo:font-size="15pt" fo:font-style="italic" fo:font-weight="normal" style:font-name-asian="Fira Sans Light3" style:font-size-asian="16pt" style:font-style-asian="italic" style:font-weight-asian="normal" style:font-name-complex="Fira Sans Light3" style:font-size-complex="16pt" style:font-style-complex="italic" style:font-weight-complex="normal"/>
    </style:style>
    <style:style style:name="T74" style:family="text">
      <style:text-properties fo:font-variant="normal" fo:text-transform="none" fo:color="#996600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Fira Sans Light3" style:font-size-asian="16pt" style:font-style-asian="italic" style:font-weight-asian="normal" style:font-name-complex="Fira Sans Light3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996600" style:text-position="-33% 58%" style:font-name="Fira Sans Light1" fo:font-size="15pt" fo:font-style="italic" fo:font-weight="normal" style:font-name-asian="Fira Sans Light3" style:font-size-asian="16pt" style:font-style-asian="italic" style:font-weight-asian="normal" style:font-name-complex="Fira Sans Light3" style:font-size-complex="16pt" style:font-style-complex="italic" style:font-weight-complex="normal"/>
    </style:style>
    <style:style style:name="T76" style:family="text">
      <style:text-properties style:use-window-font-color="true" style:font-name="Fira Sans Light1" fo:font-size="15pt" fo:font-style="italic" fo:font-weight="normal" style:font-name-asian="Fira Sans Light3" style:font-size-asian="16pt" style:font-style-asian="italic" style:font-weight-asian="normal" style:font-name-complex="Fira Sans Light3" style:font-size-complex="16pt" style:font-style-complex="italic" style:font-weight-complex="normal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variant="normal" fo:text-transform="none" fo:color="#003333" style:text-outline="false" style:text-line-through-style="none" style:text-line-through-type="none" style:font-name="Fira Sans Light3" fo:font-size="16pt" fo:font-style="normal" fo:text-shadow="none" style:text-underline-style="none" fo:font-weight="normal" style:letter-kerning="true" style:font-name-asian="Fira Sans Light3" style:font-size-asian="18pt" style:font-style-asian="normal" style:font-weight-asian="normal" style:font-name-complex="Fira Sans Light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Multi Agent Systems</text:span></text:p>
            <text:p text:style-name="P1">- Lab 5 -</text:p>
            <text:p text:style-name="P1">Q-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Value Iteration Recap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olicy </text:span><text:span text:style-name="T2">and </text:span><text:span text:style-name="T1">Value Iteration </text:span><text:span text:style-name="T2">algorithms require knowledge of </text:span><text:span text:style-name="T1">environment dynamics</text:span></text:p>
                <text:p><text:span text:style-name="T1"/></text:p>
                <text:p><text:span text:style-name="T1"/></text:p>
                <text:list>
                  <text:list-item>
                    <text:p><text:span text:style-name="T3">P(s’ | s, a)</text:span><text:span text:style-name="T2"> has to be known</text:span></text:p>
                  </text:list-item>
                </text:list>
                <text:p><text:span text:style-name="T2"/></text:p>
              </text:list-item>
              <text:list-item>
                <text:p><text:span text:style-name="T2">In many real world problems the environment dynamics is not known before hand =&gt; the agent has to </text:span><text:span text:style-name="T3">estimate rewards </text:span><text:span text:style-name="T4">and </text:span><text:span text:style-name="T3">improve its policy </text:span><text:span text:style-name="T4">based on direct interaction with the environment</text:span></text:p>
              </text:list-item>
            </text:list>
          </draw:text-box>
        </draw:frame>
        <draw:frame draw:style-name="gr2" draw:text-style-name="P6" draw:layer="layout" svg:width="12.942cm" svg:height="1.433cm" svg:x="7.529cm" svg:y="7.20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Q-Functio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nstead of a </text:span><text:span text:style-name="T3">state value</text:span><text:span text:style-name="T4"> function, we are more explicit, in storing the value of executing </text:span><text:span text:style-name="T3">an action</text:span><text:span text:style-name="T4"> in a </text:span><text:span text:style-name="T3">given state</text:span></text:p>
                <text:p><text:span text:style-name="T4"/></text:p>
                <text:p><text:span text:style-name="T2"/></text:p>
                <text:p><text:span text:style-name="T2"/></text:p>
              </text:list-item>
              <text:list-item>
                <text:p><text:span text:style-name="T2">Bellman equation for q-function</text:span></text:p>
              </text:list-item>
            </text:list>
          </draw:text-box>
        </draw:frame>
        <draw:frame draw:style-name="gr2" draw:text-style-name="P6" draw:layer="layout" svg:width="23.959cm" svg:height="1.578cm" svg:x="2.021cm" svg:y="7.5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25.368cm" svg:height="1.428cm" svg:x="1.316cm" svg:y="12.6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Q-Learning Algorithm</text:p>
          </draw:text-box>
        </draw:frame>
        <draw:frame presentation:style-name="pr4" draw:text-style-name="P8" draw:layer="layout" svg:width="12.297cm" svg:height="13.882cm" svg:x="1.4cm" svg:y="4.914cm" presentation:class="outline" presentation:user-transformed="true">
          <draw:text-box>
            <text:p><text:span text:style-name="T5">Agent learns by observing consequences</text:span></text:p>
            <text:p><text:span text:style-name="T5">of actions it takes in the environment</text:span></text:p>
            <text:p><text:span text:style-name="T5"/></text:p>
            <text:p><text:span text:style-name="T5">Q-values adjusted through </text:span><text:span text:style-name="T6">temporal </text:span></text:p>
            <text:p><text:span text:style-name="T6">differences</text:span></text:p>
            <text:p><text:span text:style-name="T5"/></text:p>
            <text:p><text:span text:style-name="T5">Learning is </text:span><text:span text:style-name="T6">off-policy</text:span></text:p>
            <text:p><text:span text:style-name="T6"><text:s text:c="4"/></text:span><text:span text:style-name="T7">Learning policy is greedy</text:span></text:p>
            <text:p><text:span text:style-name="T7"><text:s text:c="4"/></text:span><text:span text:style-name="T7">Play policy allows for exploration</text:span></text:p>
            <text:p><text:span text:style-name="T5"/></text:p>
            <text:p text:style-name="P7"><text:span text:style-name="T8">procedure </text:span><text:span text:style-name="T9">ε</text:span><text:span text:style-name="T10">-Greedy</text:span><text:span text:style-name="T11"> </text:span><text:span text:style-name="T10">(s, q, </text:span><text:span text:style-name="T12">ε</text:span><text:span text:style-name="T13">)</text:span></text:p>
            <text:p text:style-name="P7"><text:span text:style-name="T10"><text:s text:c="4"/></text:span><text:span text:style-name="T10">with prob </text:span><text:span text:style-name="T12">ε: <text:s text:c="3"/>return </text:span><text:span text:style-name="T14">random(A)</text:span><text:span text:style-name="T13"> </text:span></text:p>
            <text:p text:style-name="P7"><text:span text:style-name="T10"><text:s text:c="4"/></text:span><text:span text:style-name="T10">with prob 1-</text:span><text:span text:style-name="T12">ε: return </text:span></text:p>
            <text:p text:style-name="P7"><text:span text:style-name="T15">end </text:span></text:p>
          </draw:text-box>
        </draw:frame>
        <draw:frame presentation:style-name="pr4" draw:text-style-name="P9" draw:layer="layout" svg:width="12.865cm" svg:height="13.882cm" svg:x="14.313cm" svg:y="4.914cm" presentation:class="outline" presentation:user-transformed="true">
          <draw:text-box>
            <text:p text:style-name="P7"><text:span text:style-name="T16">procedure Q-Learning (&lt;S, A, </text:span><text:span text:style-name="T17">γ</text:span><text:span text:style-name="T18">&gt;, </text:span><text:span text:style-name="T12">ε</text:span><text:span text:style-name="T19">)</text:span></text:p>
            <text:p text:style-name="P7"><text:span text:style-name="T20"><text:s text:c="4"/></text:span><text:span text:style-name="T19">for</text:span><text:span text:style-name="T20"> all s in S, a in A </text:span><text:span text:style-name="T19">do</text:span></text:p>
            <text:p text:style-name="P7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7"><text:span text:style-name="T20"><text:s text:c="4"/></text:span><text:span text:style-name="T19">end for</text:span></text:p>
            <text:p text:style-name="P7"><text:span text:style-name="T20"><text:s text:c="4"/></text:span><text:span text:style-name="T19">for</text:span><text:span text:style-name="T20"> all episodes </text:span><text:span text:style-name="T19">do</text:span></text:p>
            <text:p text:style-name="P7"><text:span text:style-name="T19"><text:s text:c="8"/></text:span><text:span text:style-name="T20">s ← initial state </text:span></text:p>
            <text:p text:style-name="P7"><text:span text:style-name="T20"><text:s text:c="8"/></text:span><text:span text:style-name="T19">while </text:span><text:span text:style-name="T20">s not final state </text:span><text:span text:style-name="T19">do</text:span></text:p>
            <text:p text:style-name="P7"><text:span text:style-name="T22"><text:s text:c="12"/></text:span><text:span text:style-name="T23">pick action </text:span><text:span text:style-name="T24">a </text:span><text:span text:style-name="T25">using </text:span><text:span text:style-name="T9">ε</text:span><text:span text:style-name="T10">-Greedy</text:span><text:span text:style-name="T26"> </text:span><text:span text:style-name="T10">(s, q, </text:span><text:span text:style-name="T12">ε</text:span><text:span text:style-name="T13">)</text:span></text:p>
            <text:p text:style-name="P7"><text:span text:style-name="T13"><text:s text:c="13"/></text:span><text:span text:style-name="T13">execute </text:span><text:span text:style-name="T27">a</text:span><text:span text:style-name="T13"> → get reward r and next state </text:span><text:span text:style-name="T27">s’</text:span></text:p>
            <text:p text:style-name="P7"><text:span text:style-name="T28"><text:s text:c="13"/></text:span><text:span text:style-name="T27">q(s, a) ← q(s, a) + α(r + γmax</text:span><text:span text:style-name="T29">a’</text:span><text:span text:style-name="T27">q(s’,a’ ) - q(s, a))</text:span></text:p>
            <text:p text:style-name="P7"><text:span text:style-name="T13"><text:s text:c="13"/></text:span><text:span text:style-name="T27">s ← s’</text:span></text:p>
            <text:p text:style-name="P7"><text:span text:style-name="T20"><text:s text:c="8"/></text:span><text:span text:style-name="T19">end while</text:span></text:p>
            <text:p text:style-name="P7"><text:span text:style-name="T19"><text:s text:c="4"/></text:span><text:span text:style-name="T19">end for</text:span><text:span text:style-name="T20"> </text:span></text:p>
            <text:p text:style-name="P7"><text:span text:style-name="T20"><text:s text:c="4"/></text:span><text:span text:style-name="T19">for</text:span><text:span text:style-name="T20"> all </text:span><text:span text:style-name="T21">s</text:span><text:span text:style-name="T20"> in S </text:span><text:span text:style-name="T19">do</text:span></text:p>
            <text:p text:style-name="P7"><text:span text:style-name="T19"><text:s text:c="8"/></text:span><text:span text:style-name="T21">π(s)</text:span><text:span text:style-name="T20"> ← </text:span><text:span text:style-name="T21">argmax</text:span><text:span text:style-name="T30">a in A</text:span><text:span text:style-name="T21"> q(s, a)</text:span></text:p>
            <text:p text:style-name="P7"><text:span text:style-name="T20"><text:s text:c="4"/></text:span><text:span text:style-name="T19">end for </text:span></text:p>
            <text:p text:style-name="P7"><text:span text:style-name="T18"><text:s text:c="4"/></text:span><text:span text:style-name="T18">return </text:span><text:span text:style-name="T21">π</text:span></text:p>
            <text:p text:style-name="P7"><text:span text:style-name="T20"><text:s text:c="4"/></text:span></text:p>
          </draw:text-box>
        </draw:frame>
        <draw:frame draw:style-name="gr2" draw:text-style-name="P6" draw:layer="layout" svg:width="3.589cm" svg:height="1.01cm" svg:x="6.909cm" svg:y="16.3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Q-Learning Algorithm</text:p>
          </draw:text-box>
        </draw:frame>
        <draw:frame presentation:style-name="pr4" draw:text-style-name="P8" draw:layer="layout" svg:width="12.297cm" svg:height="13.882cm" svg:x="1.4cm" svg:y="4.914cm" presentation:class="outline" presentation:user-transformed="true">
          <draw:text-box>
            <text:p><text:span text:style-name="T31">Agent learns by observing consequences</text:span></text:p>
            <text:p><text:span text:style-name="T31">of actions it takes in the environment</text:span></text:p>
            <text:p><text:span text:style-name="T5"/></text:p>
            <text:p><text:span text:style-name="T5">Q-values adjusted through </text:span><text:span text:style-name="T6">temporal </text:span></text:p>
            <text:p><text:span text:style-name="T6">differences</text:span></text:p>
            <text:p><text:span text:style-name="T5"/></text:p>
            <text:p><text:span text:style-name="T5">Learning is </text:span><text:span text:style-name="T6">off-policy</text:span></text:p>
            <text:p><text:span text:style-name="T6"><text:s text:c="4"/></text:span><text:span text:style-name="T7">Learning policy is greedy</text:span></text:p>
            <text:p><text:span text:style-name="T7"><text:s text:c="4"/></text:span><text:span text:style-name="T7">Play policy allows for exploration</text:span></text:p>
            <text:p><text:span text:style-name="T5"/></text:p>
            <text:p text:style-name="P7"><text:span text:style-name="T8">procedure </text:span><text:span text:style-name="T9">ε</text:span><text:span text:style-name="T10">-Greedy</text:span><text:span text:style-name="T11"> </text:span><text:span text:style-name="T10">(s, q, </text:span><text:span text:style-name="T12">ε</text:span><text:span text:style-name="T13">)</text:span></text:p>
            <text:p text:style-name="P7"><text:span text:style-name="T10"><text:s text:c="4"/></text:span><text:span text:style-name="T10">with prob </text:span><text:span text:style-name="T12">ε: <text:s text:c="3"/>return </text:span><text:span text:style-name="T14">random(A)</text:span><text:span text:style-name="T13"> </text:span></text:p>
            <text:p text:style-name="P7"><text:span text:style-name="T10"><text:s text:c="4"/></text:span><text:span text:style-name="T10">with prob 1-</text:span><text:span text:style-name="T12">ε: return </text:span></text:p>
            <text:p text:style-name="P7"><text:span text:style-name="T15">end </text:span></text:p>
          </draw:text-box>
        </draw:frame>
        <draw:frame presentation:style-name="pr4" draw:text-style-name="P9" draw:layer="layout" svg:width="12.865cm" svg:height="13.882cm" svg:x="14.313cm" svg:y="4.914cm" presentation:class="outline" presentation:user-transformed="true">
          <draw:text-box>
            <text:p text:style-name="P7"><text:span text:style-name="T16">procedure Q-Learning (&lt;S, A, </text:span><text:span text:style-name="T17">γ</text:span><text:span text:style-name="T18">&gt;, </text:span><text:span text:style-name="T12">ε</text:span><text:span text:style-name="T19">)</text:span></text:p>
            <text:p text:style-name="P7"><text:span text:style-name="T20"><text:s text:c="4"/></text:span><text:span text:style-name="T19">for</text:span><text:span text:style-name="T20"> all s in S, a in A </text:span><text:span text:style-name="T19">do</text:span></text:p>
            <text:p text:style-name="P7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7"><text:span text:style-name="T20"><text:s text:c="4"/></text:span><text:span text:style-name="T19">end for</text:span></text:p>
            <text:p text:style-name="P7"><text:span text:style-name="T20"><text:s text:c="4"/></text:span><text:span text:style-name="T32">for</text:span><text:span text:style-name="T33"> all episodes </text:span><text:span text:style-name="T32">do</text:span></text:p>
            <text:p text:style-name="P7"><text:span text:style-name="T19"><text:s text:c="8"/></text:span><text:span text:style-name="T33">s ← initial state </text:span></text:p>
            <text:p text:style-name="P7"><text:span text:style-name="T20"><text:s text:c="8"/></text:span><text:span text:style-name="T32">while </text:span><text:span text:style-name="T33">s not final state </text:span><text:span text:style-name="T32">do</text:span></text:p>
            <text:p text:style-name="P7"><text:span text:style-name="T34"><text:s text:c="12"/></text:span><text:span text:style-name="T35">pick action </text:span><text:span text:style-name="T36">a</text:span><text:span text:style-name="T24"> </text:span><text:span text:style-name="T25">using </text:span><text:span text:style-name="T9">ε</text:span><text:span text:style-name="T10">-Greedy</text:span><text:span text:style-name="T26"> </text:span><text:span text:style-name="T10">(s, q, </text:span><text:span text:style-name="T12">ε</text:span><text:span text:style-name="T13">)</text:span></text:p>
            <text:p text:style-name="P7"><text:span text:style-name="T13"><text:s text:c="13"/></text:span><text:span text:style-name="T37">execute </text:span><text:span text:style-name="T38">a</text:span><text:span text:style-name="T37"> → get reward r and next state </text:span><text:span text:style-name="T38">s’</text:span></text:p>
            <text:p text:style-name="P7"><text:span text:style-name="T28"><text:s text:c="13"/></text:span><text:span text:style-name="T27">q(s, a) ← q(s, a) + α(r + γmax</text:span><text:span text:style-name="T29">a’</text:span><text:span text:style-name="T27">q(s’,a’ ) - q(s, a))</text:span></text:p>
            <text:p text:style-name="P7"><text:span text:style-name="T13"><text:s text:c="13"/></text:span><text:span text:style-name="T38">s ← s’</text:span></text:p>
            <text:p text:style-name="P7"><text:span text:style-name="T20"><text:s text:c="8"/></text:span><text:span text:style-name="T32">end while</text:span></text:p>
            <text:p text:style-name="P7"><text:span text:style-name="T19"><text:s text:c="4"/></text:span><text:span text:style-name="T19">end for</text:span><text:span text:style-name="T20"> </text:span></text:p>
            <text:p text:style-name="P7"><text:span text:style-name="T20"><text:s text:c="4"/></text:span><text:span text:style-name="T19">for</text:span><text:span text:style-name="T20"> all </text:span><text:span text:style-name="T21">s</text:span><text:span text:style-name="T20"> in S </text:span><text:span text:style-name="T19">do</text:span></text:p>
            <text:p text:style-name="P7"><text:span text:style-name="T19"><text:s text:c="8"/></text:span><text:span text:style-name="T21">π(s)</text:span><text:span text:style-name="T20"> ← </text:span><text:span text:style-name="T21">argmax</text:span><text:span text:style-name="T30">a in A</text:span><text:span text:style-name="T21"> q(s, a)</text:span></text:p>
            <text:p text:style-name="P7"><text:span text:style-name="T20"><text:s text:c="4"/></text:span><text:span text:style-name="T19">end for </text:span></text:p>
            <text:p text:style-name="P7"><text:span text:style-name="T18"><text:s text:c="4"/></text:span><text:span text:style-name="T18">return </text:span><text:span text:style-name="T21">π</text:span></text:p>
            <text:p text:style-name="P7"><text:span text:style-name="T20"><text:s text:c="4"/></text:span></text:p>
          </draw:text-box>
        </draw:frame>
        <draw:frame draw:style-name="gr2" draw:text-style-name="P6" draw:layer="layout" svg:width="3.589cm" svg:height="1.01cm" svg:x="6.909cm" svg:y="16.37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Q-Learning Algorithm</text:p>
          </draw:text-box>
        </draw:frame>
        <draw:frame presentation:style-name="pr4" draw:text-style-name="P8" draw:layer="layout" svg:width="12.297cm" svg:height="13.882cm" svg:x="1.4cm" svg:y="4.914cm" presentation:class="outline" presentation:user-transformed="true">
          <draw:text-box>
            <text:p><text:span text:style-name="T5">Agent learns by observing consequences</text:span></text:p>
            <text:p><text:span text:style-name="T5">of actions it takes in the environment</text:span></text:p>
            <text:p><text:span text:style-name="T5"/></text:p>
            <text:p><text:span text:style-name="T31">Q-values adjusted through </text:span><text:span text:style-name="T39">temporal </text:span></text:p>
            <text:p><text:span text:style-name="T39">differences</text:span></text:p>
            <text:p><text:span text:style-name="T5"/></text:p>
            <text:p><text:span text:style-name="T5">Learning is </text:span><text:span text:style-name="T6">off-policy</text:span></text:p>
            <text:p><text:span text:style-name="T6"><text:s text:c="4"/></text:span><text:span text:style-name="T7">Learning policy is greedy</text:span></text:p>
            <text:p><text:span text:style-name="T7"><text:s text:c="4"/></text:span><text:span text:style-name="T7">Play policy allows for exploration</text:span></text:p>
            <text:p><text:span text:style-name="T5"/></text:p>
            <text:p text:style-name="P7"><text:span text:style-name="T8">procedure </text:span><text:span text:style-name="T9">ε</text:span><text:span text:style-name="T10">-Greedy</text:span><text:span text:style-name="T11"> </text:span><text:span text:style-name="T10">(s, q, </text:span><text:span text:style-name="T12">ε</text:span><text:span text:style-name="T13">)</text:span></text:p>
            <text:p text:style-name="P7"><text:span text:style-name="T10"><text:s text:c="4"/></text:span><text:span text:style-name="T10">with prob </text:span><text:span text:style-name="T12">ε: <text:s text:c="3"/>return </text:span><text:span text:style-name="T14">random(A)</text:span><text:span text:style-name="T13"> </text:span></text:p>
            <text:p text:style-name="P7"><text:span text:style-name="T10"><text:s text:c="4"/></text:span><text:span text:style-name="T10">with prob 1-</text:span><text:span text:style-name="T12">ε: return </text:span></text:p>
            <text:p text:style-name="P7"><text:span text:style-name="T15">end </text:span></text:p>
          </draw:text-box>
        </draw:frame>
        <draw:frame presentation:style-name="pr4" draw:text-style-name="P9" draw:layer="layout" svg:width="12.865cm" svg:height="13.882cm" svg:x="14.313cm" svg:y="4.914cm" presentation:class="outline" presentation:user-transformed="true">
          <draw:text-box>
            <text:p text:style-name="P7"><text:span text:style-name="T16">procedure Q-Learning (&lt;S, A, </text:span><text:span text:style-name="T17">γ</text:span><text:span text:style-name="T18">&gt;, </text:span><text:span text:style-name="T12">ε</text:span><text:span text:style-name="T19">)</text:span></text:p>
            <text:p text:style-name="P7"><text:span text:style-name="T20"><text:s text:c="4"/></text:span><text:span text:style-name="T19">for</text:span><text:span text:style-name="T20"> all s in S, a in A </text:span><text:span text:style-name="T19">do</text:span></text:p>
            <text:p text:style-name="P7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7"><text:span text:style-name="T20"><text:s text:c="4"/></text:span><text:span text:style-name="T19">end for</text:span></text:p>
            <text:p text:style-name="P7"><text:span text:style-name="T20"><text:s text:c="4"/></text:span><text:span text:style-name="T19">for</text:span><text:span text:style-name="T20"> all episodes </text:span><text:span text:style-name="T19">do</text:span></text:p>
            <text:p text:style-name="P7"><text:span text:style-name="T19"><text:s text:c="8"/></text:span><text:span text:style-name="T20">s ← initial state </text:span></text:p>
            <text:p text:style-name="P7"><text:span text:style-name="T20"><text:s text:c="8"/></text:span><text:span text:style-name="T19">while </text:span><text:span text:style-name="T20">s not final state </text:span><text:span text:style-name="T19">do</text:span></text:p>
            <text:p text:style-name="P7"><text:span text:style-name="T22"><text:s text:c="12"/></text:span><text:span text:style-name="T23">pick action </text:span><text:span text:style-name="T24">a </text:span><text:span text:style-name="T25">using </text:span><text:span text:style-name="T9">ε</text:span><text:span text:style-name="T10">-Greedy</text:span><text:span text:style-name="T26"> </text:span><text:span text:style-name="T10">(s, q, </text:span><text:span text:style-name="T12">ε</text:span><text:span text:style-name="T13">)</text:span></text:p>
            <text:p text:style-name="P7"><text:span text:style-name="T13"><text:s text:c="13"/></text:span><text:span text:style-name="T13">execute </text:span><text:span text:style-name="T27">a</text:span><text:span text:style-name="T13"> → get reward r and next state </text:span><text:span text:style-name="T27">s’</text:span></text:p>
            <text:p text:style-name="P7"><text:span text:style-name="T28"><text:s text:c="13"/></text:span><text:span text:style-name="T38">q(s, a) ← q(s, a) + α(</text:span><text:span text:style-name="T40">r + γmax</text:span><text:span text:style-name="T41">a’</text:span><text:span text:style-name="T40">q(s’,a’ ) - q(s, a)</text:span><text:span text:style-name="T38">)</text:span></text:p>
            <text:p text:style-name="P7"><text:span text:style-name="T13"><text:s text:c="13"/></text:span><text:span text:style-name="T27">s ← s’</text:span></text:p>
            <text:p text:style-name="P7"><text:span text:style-name="T20"><text:s text:c="8"/></text:span><text:span text:style-name="T19">end while</text:span></text:p>
            <text:p text:style-name="P7"><text:span text:style-name="T19"><text:s text:c="4"/></text:span><text:span text:style-name="T19">end for</text:span><text:span text:style-name="T20"> </text:span></text:p>
            <text:p text:style-name="P7"><text:span text:style-name="T20"><text:s text:c="4"/></text:span><text:span text:style-name="T19">for</text:span><text:span text:style-name="T20"> all </text:span><text:span text:style-name="T21">s</text:span><text:span text:style-name="T20"> in S </text:span><text:span text:style-name="T19">do</text:span></text:p>
            <text:p text:style-name="P7"><text:span text:style-name="T19"><text:s text:c="8"/></text:span><text:span text:style-name="T21">π(s)</text:span><text:span text:style-name="T20"> ← </text:span><text:span text:style-name="T21">argmax</text:span><text:span text:style-name="T30">a in A</text:span><text:span text:style-name="T21"> q(s, a)</text:span></text:p>
            <text:p text:style-name="P7"><text:span text:style-name="T20"><text:s text:c="4"/></text:span><text:span text:style-name="T19">end for </text:span></text:p>
            <text:p text:style-name="P7"><text:span text:style-name="T18"><text:s text:c="4"/></text:span><text:span text:style-name="T18">return </text:span><text:span text:style-name="T21">π</text:span></text:p>
            <text:p text:style-name="P7"><text:span text:style-name="T20"><text:s text:c="4"/></text:span></text:p>
          </draw:text-box>
        </draw:frame>
        <draw:frame draw:style-name="gr2" draw:text-style-name="P6" draw:layer="layout" svg:width="3.589cm" svg:height="1.01cm" svg:x="6.909cm" svg:y="16.37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Q-Learning Algorithm</text:p>
          </draw:text-box>
        </draw:frame>
        <draw:frame presentation:style-name="pr4" draw:text-style-name="P8" draw:layer="layout" svg:width="12.297cm" svg:height="13.882cm" svg:x="1.4cm" svg:y="4.914cm" presentation:class="outline" presentation:user-transformed="true">
          <draw:text-box>
            <text:p><text:span text:style-name="T5">Agent learns by observing consequences</text:span></text:p>
            <text:p><text:span text:style-name="T5">of actions it takes in the environment</text:span></text:p>
            <text:p><text:span text:style-name="T5"/></text:p>
            <text:p><text:span text:style-name="T5">Q-values adjusted through </text:span><text:span text:style-name="T6">temporal </text:span></text:p>
            <text:p><text:span text:style-name="T6">differences</text:span></text:p>
            <text:p><text:span text:style-name="T5"/></text:p>
            <text:p><text:span text:style-name="T5">Learning is </text:span><text:span text:style-name="T6">off-policy</text:span></text:p>
            <text:p><text:span text:style-name="T42"><text:s text:c="4"/></text:span><text:span text:style-name="T43">Learning policy is greedy</text:span></text:p>
            <text:p><text:span text:style-name="T7"><text:s text:c="4"/></text:span><text:span text:style-name="T44">Play policy allows for exploration</text:span></text:p>
            <text:p><text:span text:style-name="T5"/></text:p>
            <text:p text:style-name="P7"><text:span text:style-name="T45">procedure </text:span><text:span text:style-name="T46">ε</text:span><text:span text:style-name="T47">-Greedy</text:span><text:span text:style-name="T48"> </text:span><text:span text:style-name="T47">(s, q, </text:span><text:span text:style-name="T49">ε</text:span><text:span text:style-name="T50">)</text:span></text:p>
            <text:p text:style-name="P7"><text:span text:style-name="T47"><text:s text:c="4"/></text:span><text:span text:style-name="T47">with prob </text:span><text:span text:style-name="T49">ε: <text:s text:c="3"/>return </text:span><text:span text:style-name="T51">random(A)</text:span><text:span text:style-name="T50"> </text:span></text:p>
            <text:p text:style-name="P7"><text:span text:style-name="T47"><text:s text:c="4"/></text:span><text:span text:style-name="T47">with prob 1-</text:span><text:span text:style-name="T49">ε: return </text:span></text:p>
            <text:p text:style-name="P7"><text:span text:style-name="T52">end </text:span></text:p>
          </draw:text-box>
        </draw:frame>
        <draw:frame presentation:style-name="pr4" draw:text-style-name="P9" draw:layer="layout" svg:width="12.865cm" svg:height="13.882cm" svg:x="14.313cm" svg:y="4.914cm" presentation:class="outline" presentation:user-transformed="true">
          <draw:text-box>
            <text:p text:style-name="P7"><text:span text:style-name="T16">procedure Q-Learning (&lt;S, A, </text:span><text:span text:style-name="T17">γ</text:span><text:span text:style-name="T18">&gt;, </text:span><text:span text:style-name="T12">ε</text:span><text:span text:style-name="T19">)</text:span></text:p>
            <text:p text:style-name="P7"><text:span text:style-name="T20"><text:s text:c="4"/></text:span><text:span text:style-name="T19">for</text:span><text:span text:style-name="T20"> all s in S, a in A </text:span><text:span text:style-name="T19">do</text:span></text:p>
            <text:p text:style-name="P7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7"><text:span text:style-name="T20"><text:s text:c="4"/></text:span><text:span text:style-name="T19">end for</text:span></text:p>
            <text:p text:style-name="P7"><text:span text:style-name="T20"><text:s text:c="4"/></text:span><text:span text:style-name="T19">for</text:span><text:span text:style-name="T20"> all episodes </text:span><text:span text:style-name="T19">do</text:span></text:p>
            <text:p text:style-name="P7"><text:span text:style-name="T19"><text:s text:c="8"/></text:span><text:span text:style-name="T20">s ← initial state </text:span></text:p>
            <text:p text:style-name="P7"><text:span text:style-name="T20"><text:s text:c="8"/></text:span><text:span text:style-name="T19">while </text:span><text:span text:style-name="T20">s not final state </text:span><text:span text:style-name="T19">do</text:span></text:p>
            <text:p text:style-name="P7"><text:span text:style-name="T22"><text:s text:c="12"/></text:span><text:span text:style-name="T53">pick action </text:span><text:span text:style-name="T54">a </text:span><text:span text:style-name="T55">using </text:span><text:span text:style-name="T46">ε</text:span><text:span text:style-name="T47">-Greedy</text:span><text:span text:style-name="T56"> </text:span><text:span text:style-name="T47">(s, q, </text:span><text:span text:style-name="T49">ε</text:span><text:span text:style-name="T50">)</text:span></text:p>
            <text:p text:style-name="P7"><text:span text:style-name="T50"><text:s text:c="13"/></text:span><text:span text:style-name="T50">execute </text:span><text:span text:style-name="T57">a</text:span><text:span text:style-name="T13"> → get reward r and next state </text:span><text:span text:style-name="T27">s’</text:span></text:p>
            <text:p text:style-name="P7"><text:span text:style-name="T28"><text:s text:c="13"/></text:span><text:span text:style-name="T27">q(s, a) ← q(s, a) + α(r + γ</text:span><text:span text:style-name="T58">max</text:span><text:span text:style-name="T59">a’</text:span><text:span text:style-name="T58">q(s’,a’ )</text:span><text:span text:style-name="T27"> - q(s, a))</text:span></text:p>
            <text:p text:style-name="P7"><text:span text:style-name="T13"><text:s text:c="13"/></text:span><text:span text:style-name="T27">s ← s’</text:span></text:p>
            <text:p text:style-name="P7"><text:span text:style-name="T20"><text:s text:c="8"/></text:span><text:span text:style-name="T19">end while</text:span></text:p>
            <text:p text:style-name="P7"><text:span text:style-name="T19"><text:s text:c="4"/></text:span><text:span text:style-name="T19">end for</text:span><text:span text:style-name="T20"> </text:span></text:p>
            <text:p text:style-name="P7"><text:span text:style-name="T20"><text:s text:c="4"/></text:span><text:span text:style-name="T60">for</text:span><text:span text:style-name="T61"> all </text:span><text:span text:style-name="T62">s</text:span><text:span text:style-name="T61"> in S </text:span><text:span text:style-name="T60">do</text:span></text:p>
            <text:p text:style-name="P7"><text:span text:style-name="T60"><text:s text:c="8"/></text:span><text:span text:style-name="T62">π(s)</text:span><text:span text:style-name="T61"> ← </text:span><text:span text:style-name="T62">argmax</text:span><text:span text:style-name="T63">a in A</text:span><text:span text:style-name="T62"> q(s, a)</text:span></text:p>
            <text:p text:style-name="P7"><text:span text:style-name="T61"><text:s text:c="4"/></text:span><text:span text:style-name="T60">end for </text:span></text:p>
            <text:p text:style-name="P7"><text:span text:style-name="T18"><text:s text:c="4"/></text:span><text:span text:style-name="T18">return </text:span><text:span text:style-name="T21">π</text:span></text:p>
            <text:p text:style-name="P7"><text:span text:style-name="T20"><text:s text:c="4"/></text:span></text:p>
          </draw:text-box>
        </draw:frame>
        <draw:frame draw:style-name="gr2" draw:text-style-name="P6" draw:layer="layout" svg:width="3.589cm" svg:height="1.01cm" svg:x="6.909cm" svg:y="16.37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SARSA Algorithm</text:p>
          </draw:text-box>
        </draw:frame>
        <draw:frame presentation:style-name="pr4" draw:text-style-name="P8" draw:layer="layout" svg:width="12.297cm" svg:height="13.882cm" svg:x="1.4cm" svg:y="4.914cm" presentation:class="outline" presentation:user-transformed="true">
          <draw:text-box>
            <text:p><text:span text:style-name="T5">Agent learns by observing consequences</text:span></text:p>
            <text:p><text:span text:style-name="T5">of actions it takes in the environment</text:span></text:p>
            <text:p><text:span text:style-name="T5"/></text:p>
            <text:p><text:span text:style-name="T5">Q-values adjusted through </text:span><text:span text:style-name="T6">temporal </text:span></text:p>
            <text:p><text:span text:style-name="T6">differences</text:span></text:p>
            <text:p><text:span text:style-name="T5"/></text:p>
            <text:p text:style-name="P7"><text:span text:style-name="T64">Learning is </text:span><text:span text:style-name="T42">on-policy</text:span></text:p>
            <text:p text:style-name="P7"><text:span text:style-name="T42"><text:s text:c="4"/></text:span><text:span text:style-name="T43">Action used to play/explore = <text:s/></text:span></text:p>
            <text:p text:style-name="P7"><text:span text:style-name="T43"><text:s text:c="4"/></text:span><text:span text:style-name="T43">action used for updating the q-values</text:span></text:p>
            <text:p text:style-name="P7"><text:span text:style-name="T5"/></text:p>
            <text:p text:style-name="P7"><text:span text:style-name="T8">procedure </text:span><text:span text:style-name="T9">ε</text:span><text:span text:style-name="T10">-Greedy</text:span><text:span text:style-name="T11"> </text:span><text:span text:style-name="T10">(s, q, </text:span><text:span text:style-name="T12">ε</text:span><text:span text:style-name="T13">)</text:span></text:p>
            <text:p text:style-name="P7"><text:span text:style-name="T10"><text:s text:c="4"/></text:span><text:span text:style-name="T10">with prob </text:span><text:span text:style-name="T12">ε: <text:s text:c="3"/>return </text:span><text:span text:style-name="T14">random(A)</text:span><text:span text:style-name="T13"> </text:span></text:p>
            <text:p text:style-name="P7"><text:span text:style-name="T10"><text:s text:c="4"/></text:span><text:span text:style-name="T10">with prob 1-</text:span><text:span text:style-name="T12">ε: return </text:span></text:p>
            <text:p text:style-name="P7"><text:span text:style-name="T15">end </text:span></text:p>
          </draw:text-box>
        </draw:frame>
        <draw:frame presentation:style-name="pr4" draw:text-style-name="P9" draw:layer="layout" svg:width="13.373cm" svg:height="13.882cm" svg:x="14.313cm" svg:y="4.914cm" presentation:class="outline" presentation:user-transformed="true">
          <draw:text-box>
            <text:p text:style-name="P7"><text:span text:style-name="T16">procedure SARSA (&lt;S, A, </text:span><text:span text:style-name="T17">γ</text:span><text:span text:style-name="T18">&gt;, </text:span><text:span text:style-name="T12">ε</text:span><text:span text:style-name="T19">)</text:span></text:p>
            <text:p text:style-name="P7"><text:span text:style-name="T20"><text:s text:c="4"/></text:span><text:span text:style-name="T19">for</text:span><text:span text:style-name="T20"> all s in S, a in A </text:span><text:span text:style-name="T19">do</text:span></text:p>
            <text:p text:style-name="P7"><text:span text:style-name="T20"><text:s text:c="8"/></text:span><text:span text:style-name="T21">q(s,a) ← 0</text:span><text:span text:style-name="T20"><text:tab/></text:span><text:span text:style-name="T20"><text:tab/></text:span><text:span text:style-name="T20">// set initial values to 0</text:span></text:p>
            <text:p text:style-name="P7"><text:span text:style-name="T20"><text:s text:c="4"/></text:span><text:span text:style-name="T19">end for</text:span></text:p>
            <text:p text:style-name="P7"><text:span text:style-name="T20"><text:s text:c="4"/></text:span><text:span text:style-name="T19">for</text:span><text:span text:style-name="T20"> all episodes </text:span><text:span text:style-name="T19">do</text:span></text:p>
            <text:p text:style-name="P7"><text:span text:style-name="T19"><text:s text:c="8"/></text:span><text:span text:style-name="T20">s ← initial state </text:span></text:p>
            <text:p text:style-name="P7"><text:span text:style-name="T18"><text:s text:c="8"/></text:span><text:span text:style-name="T65">pick action </text:span><text:span text:style-name="T66">a </text:span><text:span text:style-name="T67">from </text:span><text:span text:style-name="T66">s </text:span><text:span text:style-name="T67">using </text:span><text:span text:style-name="T68">ε</text:span><text:span text:style-name="T69">-Greedy</text:span><text:span text:style-name="T70"> </text:span><text:span text:style-name="T69">(s, q, </text:span><text:span text:style-name="T71">ε</text:span><text:span text:style-name="T72">)</text:span></text:p>
            <text:p text:style-name="P7"><text:span text:style-name="T20"><text:s text:c="8"/></text:span><text:span text:style-name="T19">while </text:span><text:span text:style-name="T20">s not final state </text:span><text:span text:style-name="T19">do</text:span></text:p>
            <text:p text:style-name="P7"><text:span text:style-name="T13"><text:s text:c="13"/></text:span><text:span text:style-name="T72">execute </text:span><text:span text:style-name="T73">a</text:span><text:span text:style-name="T72"> → get reward r and next state </text:span><text:span text:style-name="T73">s’</text:span></text:p>
            <text:p text:style-name="P7"><text:span text:style-name="T74"><text:s text:c="13"/></text:span><text:span text:style-name="T69">Pick action a’ from s’ using</text:span><text:span text:style-name="T70"> </text:span><text:span text:style-name="T68">ε</text:span><text:span text:style-name="T69">-Greedy</text:span><text:span text:style-name="T70"> </text:span><text:span text:style-name="T69">(s’, q, </text:span><text:span text:style-name="T71">ε</text:span><text:span text:style-name="T72">)</text:span></text:p>
            <text:p text:style-name="P7"><text:span text:style-name="T28"><text:s text:c="13"/></text:span><text:span text:style-name="T27">q(s, a) ← q(s, a) + α(</text:span><text:span text:style-name="T73">r + γ</text:span><text:span text:style-name="T75"> </text:span><text:span text:style-name="T73">q(s’,a’ ) </text:span><text:span text:style-name="T76">- q(s, a)</text:span><text:span text:style-name="T27">)</text:span></text:p>
            <text:p text:style-name="P7"><text:span text:style-name="T13"><text:s text:c="13"/></text:span><text:span text:style-name="T73">s ← s’, a ← a’</text:span></text:p>
            <text:p text:style-name="P7"><text:span text:style-name="T20"><text:s text:c="8"/></text:span><text:span text:style-name="T19">end while</text:span></text:p>
            <text:p text:style-name="P7"><text:span text:style-name="T19"><text:s text:c="4"/></text:span><text:span text:style-name="T19">end for</text:span><text:span text:style-name="T20"> </text:span></text:p>
            <text:p text:style-name="P7"><text:span text:style-name="T20"><text:s text:c="4"/></text:span><text:span text:style-name="T19">for</text:span><text:span text:style-name="T20"> all </text:span><text:span text:style-name="T21">s</text:span><text:span text:style-name="T20"> in S </text:span><text:span text:style-name="T19">do</text:span></text:p>
            <text:p text:style-name="P7"><text:span text:style-name="T19"><text:s text:c="8"/></text:span><text:span text:style-name="T21">π(s)</text:span><text:span text:style-name="T20"> ← </text:span><text:span text:style-name="T21">argmax</text:span><text:span text:style-name="T30">a in A</text:span><text:span text:style-name="T21"> q(s, a)</text:span></text:p>
            <text:p text:style-name="P7"><text:span text:style-name="T20"><text:s text:c="4"/></text:span><text:span text:style-name="T19">end for </text:span></text:p>
            <text:p text:style-name="P7"><text:span text:style-name="T18"><text:s text:c="4"/></text:span><text:span text:style-name="T18">return </text:span><text:span text:style-name="T21">π</text:span></text:p>
            <text:p text:style-name="P7"><text:span text:style-name="T20"><text:s text:c="4"/></text:span></text:p>
          </draw:text-box>
        </draw:frame>
        <draw:frame draw:style-name="gr2" draw:text-style-name="P6" draw:layer="layout" svg:width="3.589cm" svg:height="1.01cm" svg:x="6.909cm" svg:y="15.2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text-style-name="P4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rgarzonj/gym-blocksworld" xlink:type="simple">BlocksWorld</text:a><text:s/>environment in <text:a xlink:href="http://gym.openai.com/docs/" xlink:type="simple">OpenAI Gym</text:a>:</text:p>
                <text:list>
                  <text:list-item>
                    <text:p>Simplified action space: single move action</text:p>
                    <text:list>
                      <text:list-item>
                        <text:p>move(a, b) – move block a <text:span text:style-name="T77">on top of </text:span><text:span text:style-name="T78">b</text:span></text:p>
                      </text:list-item>
                      <text:list-item>
                        <text:p><text:span text:style-name="T78">move(a, floor) – move block a to the floor</text:span></text:p>
                      </text:list-item>
                    </text:list>
                  </text:list-item>
                  <text:list-item>
                    <text:p>Rewards: -1 each valid action, -10 for an invalid action (e.g. moving a block from middle of stack), 0 for achieving target configuration</text:p>
                  </text:list-item>
                </text:list>
              </text:list-item>
              <text:list-item>
                <text:p><text:span text:style-name="T1">Task</text:span></text:p>
                <text:list>
                  <text:list-item>
                    <text:p>Implement a Q-Learning agent and a SARSA agent for the classic blocks world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home_2f_sb17498_2f_.config_2f_libreoffice_2f_4_2f_user_2f_template_2f_MetropolisTemplate.otp" presentation:presentation-page-layout-name="AL2T1">
        <draw:frame presentation:style-name="pr3" draw:text-style-name="P4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ask (details)</text:span></text:p>
                <text:list>
                  <text:list-item>
                    <text:p>Create the <text:span text:style-name="T1">reward per training epoch</text:span> plot for both <text:span text:style-name="T1">Q-Learning</text:span> and <text:span text:style-name="T1">SARSA </text:span></text:p>
                    <text:list>
                      <text:list-item>
                        <text:p><text:span text:style-name="T4">Plot the reward evolution for Q-Learning and SARSA </text:span><text:span text:style-name="T79">on the same diagram</text:span></text:p>
                      </text:list-item>
                      <text:list-item>
                        <text:p><text:span text:style-name="T4">Every X (e.g. 50, 100) epochs do an </text:span><text:span text:style-name="T79">evaluation run</text:span><text:span text:style-name="T4"> (run the </text:span><text:span text:style-name="T3">currently learned policy</text:span><text:span text:style-name="T4"> for 50 epochs and report the </text:span><text:span text:style-name="T3">average reward</text:span><text:span text:style-name="T4">)</text:span><text:span text:style-name="T3"> </text:span></text:p>
                      </text:list-item>
                    </text:list>
                  </text:list-item>
                  <text:list-item>
                    <text:p><text:span text:style-name="T79">Vary the main parameters influencing learning:</text:span></text:p>
                    <text:list>
                      <text:list-item>
                        <text:p text:style-name="P11"><text:span text:style-name="T80">γ – 0.9, 0.99</text:span></text:p>
                      </text:list-item>
                      <text:list-item>
                        <text:p text:style-name="P11"><text:span text:style-name="T9">ε – 0.1, 0.2, 0.5</text:span></text:p>
                      </text:list-item>
                      <text:list-item>
                        <text:p text:style-name="P11"><text:span text:style-name="T10">α (lr) – 0.1, 0.5, 0.9</text:span></text:p>
                        <text:p text:style-name="P11"><text:span text:style-name="T10"/></text:p>
                      </text:list-item>
                    </text:list>
                  </text:list-item>
                  <text:list-item>
                    <text:p>For a <text:span text:style-name="T1">selected environment setup</text:span></text:p>
                    <text:list>
                      <text:list-item>
                        <text:p><text:span text:style-name="T2">Design setup in the config files from Lab 2 (BDI agent in BlocksWorld); use DYNAMICITY = 0</text:span></text:p>
                      </text:list-item>
                      <text:list-item>
                        <text:p><text:span text:style-name="T1">Compare</text:span> learned policy against your planning from Lab 2 in terms of <text:span text:style-name="T1">number of step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Sans Light3" svg:font-family="'Fira Sans Light'" style:font-family-generic="swiss"/>
    <style:font-face style:name="Fira Sans Light1" svg:font-family="'Fira Sans Light'" style:font-adornments="Regular" style:font-family-generic="swiss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3" svg:font-family="'Fira Sans'" style:font-family-generic="roman" style:font-pitch="variable"/>
    <style:font-face style:name="Fira Sans4" svg:font-family="'Fira Sans'" style:font-adornments="ExtraLight" style:font-family-generic="roman" style:font-pitch="variable"/>
    <style:font-face style:name="Fira Sans Light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ExtraLight" style:font-family-generic="swiss" style:font-pitch="variable"/>
    <style:font-face style:name="Fira Sans2" svg:font-family="'Fira Sans'" style:font-adornments="Regular" style:font-family-generic="swiss" style:font-pitch="variable"/>
    <style:font-face style:name="Fira Sans Light4" svg:font-family="'Fira Sans Light'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background" style:display-name="file:///home/sb17498/.config/libreoffice/4/user/template/MetropolisTemplate.otp_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_5f_-backgroundobjects" style:display-name="file:///home/sb17498/.config/libreoffice/4/user/template/MetropolisTemplate.ot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_5f_-notes" style:display-name="file:///home/sb17498/.config/libreoffice/4/user/template/MetropolisTemplate.ot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1" style:display-name="file:///home/sb17498/.config/libreoffice/4/user/template/MetropolisTemplate.otp_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_5f_-outline1" style:display-name="file:///home/sb17498/.config/libreoffice/4/user/template/MetropolisTemplate.ot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2" style:display-name="file:///home/sb17498/.config/libreoffice/4/user/template/MetropolisTemplate.otp_-outline2" style:family="presentation" style:parent-style-name="file_3a__2f__2f__2f_home_2f_sb17498_2f_.config_2f_libreoffice_2f_4_2f_user_2f_template_2f_MetropolisTemplate.otp_5f_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_5f_-outline3" style:display-name="file:///home/sb17498/.config/libreoffice/4/user/template/MetropolisTemplate.otp_-outline3" style:family="presentation" style:parent-style-name="file_3a__2f__2f__2f_home_2f_sb17498_2f_.config_2f_libreoffice_2f_4_2f_user_2f_template_2f_MetropolisTemplate.otp_5f_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_5f_-outline4" style:display-name="file:///home/sb17498/.config/libreoffice/4/user/template/MetropolisTemplate.otp_-outline4" style:family="presentation" style:parent-style-name="file_3a__2f__2f__2f_home_2f_sb17498_2f_.config_2f_libreoffice_2f_4_2f_user_2f_template_2f_MetropolisTemplate.otp_5f_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_5f_-outline5" style:display-name="file:///home/sb17498/.config/libreoffice/4/user/template/MetropolisTemplate.otp_-outline5" style:family="presentation" style:parent-style-name="file_3a__2f__2f__2f_home_2f_sb17498_2f_.config_2f_libreoffice_2f_4_2f_user_2f_template_2f_MetropolisTemplate.otp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_5f_-outline6" style:display-name="file:///home/sb17498/.config/libreoffice/4/user/template/MetropolisTemplate.otp_-outline6" style:family="presentation" style:parent-style-name="file_3a__2f__2f__2f_home_2f_sb17498_2f_.config_2f_libreoffice_2f_4_2f_user_2f_template_2f_MetropolisTemplate.otp_5f_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_5f_-outline7" style:display-name="file:///home/sb17498/.config/libreoffice/4/user/template/MetropolisTemplate.otp_-outline7" style:family="presentation" style:parent-style-name="file_3a__2f__2f__2f_home_2f_sb17498_2f_.config_2f_libreoffice_2f_4_2f_user_2f_template_2f_MetropolisTemplate.otp_5f_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_5f_-outline8" style:display-name="file:///home/sb17498/.config/libreoffice/4/user/template/MetropolisTemplate.otp_-outline8" style:family="presentation" style:parent-style-name="file_3a__2f__2f__2f_home_2f_sb17498_2f_.config_2f_libreoffice_2f_4_2f_user_2f_template_2f_MetropolisTemplate.otp_5f_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outline9" style:display-name="file:///home/sb17498/.config/libreoffice/4/user/template/MetropolisTemplate.otp_-outline9" style:family="presentation" style:parent-style-name="file_3a__2f__2f__2f_home_2f_sb17498_2f_.config_2f_libreoffice_2f_4_2f_user_2f_template_2f_MetropolisTemplate.otp_5f_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subtitle" style:display-name="file:///home/sb17498/.config/libreoffice/4/user/template/MetropolisTemplate.otp_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_5f_-subtitle" style:display-name="file:///home/sb17498/.config/libreoffice/4/user/template/MetropolisTemplate.ot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title" style:display-name="file:///home/sb17498/.config/libreoffice/4/user/template/MetropolisTemplate.otp_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_5f_-title" style:display-name="file:///home/sb17498/.config/libreoffice/4/user/template/MetropolisTemplate.ot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/>
    </style:style>
    <style:style style:name="Mgr6" style:family="graphic" style:parent-style-name="standard">
      <style:graphic-properties draw:stroke="none" svg:stroke-color="#ff6600" draw:fill-color="#003333"/>
    </style:style>
    <style:style style:name="Mgr7" style:family="graphic" style:parent-style-name="standard">
      <style:graphic-properties draw:stroke="none" draw:fill-color="#003333" draw:textarea-vertical-align="middle" draw:auto-grow-height="false" fo:min-height="0.9cm" fo:min-width="28cm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gr9" style:family="graphic" style:parent-style-name="standard">
      <style:graphic-properties draw:stroke="none" draw:fill-color="#003333" draw:textarea-vertical-align="middle" draw:auto-grow-height="false" fo:min-height="0.6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6600"/>
    </style:style>
    <style:style style:name="MP21" style:family="paragraph">
      <loext:graphic-properties draw:fill-color="#003333"/>
    </style:style>
    <style:style style:name="MP22" style:family="paragraph">
      <loext:graphic-properties draw:fill-color="#003333"/>
      <style:paragraph-properties fo:text-align="center"/>
    </style:style>
    <style:style style:name="MP23" style:family="paragraph">
      <loext:graphic-properties draw:fill="none" draw:fill-color="#ffffff"/>
    </style:style>
    <style:style style:name="MP24" style:family="paragraph">
      <style:paragraph-properties style:writing-mode="lr-tb"/>
      <style:text-properties fo:color="#ffffff" style:font-name="Fira Sans2" fo:font-size="14pt" fo:font-weight="normal" style:font-size-asian="14pt" style:font-size-complex="14pt"/>
    </style:style>
    <style:style style:name="MP25" style:family="paragraph">
      <loext:graphic-properties draw:fill="none" draw:fill-color="#ffffff"/>
      <style:paragraph-properties style:writing-mode="lr-tb"/>
      <style:text-properties fo:color="#ffffff" style:font-name="Fira Sans2" fo:font-size="14pt" fo:font-weight="normal" style:font-size-asian="14pt" style:font-size-complex="14pt"/>
    </style:style>
    <style:style style:name="MP26" style:family="paragraph">
      <style:paragraph-properties fo:text-align="end" style:writing-mode="lr-tb"/>
      <style:text-properties fo:color="#ffffff" style:font-name="Fira Sans Light3" fo:font-size="14pt" fo:font-weight="normal" style:font-size-asian="14pt" style:font-size-complex="14pt"/>
    </style:style>
    <style:style style:name="MP27" style:family="paragraph">
      <loext:graphic-properties draw:fill="none" draw:fill-color="#ffffff"/>
      <style:paragraph-properties fo:text-align="end" style:writing-mode="lr-tb"/>
      <style:text-properties fo:color="#ffffff" style:font-name="Fira Sans Light3" fo:font-size="14pt" fo:font-weight="normal" style:font-size-asian="14pt" style:font-size-complex="14pt"/>
    </style:style>
    <style:style style:name="MP28" style:family="paragraph">
      <style:paragraph-properties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0" style:family="paragraph">
      <style:paragraph-properties fo:text-align="end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style:font-name="Fira Sans2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3" fo:font-size="14pt" fo:font-style="italic" fo:font-weight="normal" style:font-size-asian="14pt" style:font-style-asian="italic" style:font-size-complex="14pt" style:font-style-complex="italic"/>
    </style:style>
    <style:style style:name="MT6" style:family="text">
      <style:text-properties fo:color="#ffffff" style:font-name="Fira Sans Light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font-name="Fira Sans Light3" fo:font-size="14pt" fo:font-weight="normal" style:font-size-asian="14pt" style:font-size-complex="14pt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7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6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6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17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18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18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_5f_" style:display-name="file:///home/sb17498/.config/libreoffice/4/user/template/MetropolisTemplate.otp_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9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_5f_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9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9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_5f_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20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21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21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9T14:56:05.297435605</meta:creation-date>
    <meta:editing-duration>P1DT5H11M47S</meta:editing-duration>
    <meta:editing-cycles>63</meta:editing-cycles>
    <meta:generator>LibreOffice/6.4.7.2$Linux_X86_64 LibreOffice_project/40$Build-2</meta:generator>
    <dc:title>Midnightblue</dc:title>
    <meta:initial-creator>Alexandru Sorici</meta:initial-creator>
    <dc:date>2023-04-05T15:03:19.034232175</dc:date>
    <dc:creator>Alexandru Sorici</dc:creator>
    <meta:document-statistic meta:object-count="130"/>
  </office:meta>
</office:document-meta>
</file>

<file path=Object 1/content.xml><?xml version="1.0" encoding="utf-8"?>
<math xmlns="http://www.w3.org/1998/Math/MathML" display="block">
  <semantics>
    <mrow>
      <msup>
        <mi>q</mi>
        <mi>π</mi>
      </msup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sub>
          <mi>E</mi>
          <mi>π</mi>
        </msub>
      </mrow>
      <mrow>
        <mrow>
          <mo fence="true" stretchy="false">[</mo>
          <mrow>
            <mrow>
              <mrow>
                <msub>
                  <mi>R</mi>
                  <mrow>
                    <mi>t</mi>
                    <mo stretchy="false">+</mo>
                    <mn>1</mn>
                  </mrow>
                </msub>
                <mo stretchy="false">+</mo>
                <mi>γ</mi>
              </mrow>
              <mrow>
                <msub>
                  <mi>R</mi>
                  <mrow>
                    <mi>t</mi>
                    <mo stretchy="false">+</mo>
                    <mn>2</mn>
                  </mrow>
                </msub>
                <mo stretchy="false">+</mo>
                <msup>
                  <mi>γ</mi>
                  <mn>2</mn>
                </msup>
              </mrow>
              <mrow>
                <mrow>
                  <msub>
                    <mi>R</mi>
                    <mrow>
                      <mi>t</mi>
                      <mo stretchy="false">+</mo>
                      <mn>3</mn>
                    </mrow>
                  </msub>
                  <mo stretchy="false">+</mo>
                  <mn>...</mn>
                </mrow>
                <mo stretchy="false">∣</mo>
                <msub>
                  <mi>S</mi>
                  <mi>t</mi>
                </msub>
                <mo stretchy="false">=</mo>
                <mi>s</mi>
              </mrow>
              <mi>,</mi>
              <mrow>
                <msub>
                  <mi>A</mi>
                  <mi>t</mi>
                </msub>
                <mo stretchy="false">=</mo>
                <mi>a</mi>
              </mrow>
            </mrow>
          </mrow>
          <mo fence="true" stretchy="false">]</mo>
        </mrow>
        <mo stretchy="false">=</mo>
        <msub>
          <mi>E</mi>
          <mi>π</mi>
        </msub>
      </mrow>
      <mrow>
        <mo fence="true" stretchy="true">[</mo>
        <mrow>
          <mrow>
            <mrow>
              <mrow>
                <munder>
                  <mo stretchy="false">∑</mo>
                  <mrow>
                    <mi>τ</mi>
                    <mo stretchy="false">=</mo>
                    <mrow>
                      <mi>t</mi>
                      <mo stretchy="false">+</mo>
                      <mn>1</mn>
                    </mrow>
                  </mrow>
                </munder>
                <mrow>
                  <msup>
                    <mi>γ</mi>
                    <mrow>
                      <mi>τ</mi>
                      <mo stretchy="false">−</mo>
                      <mi>t</mi>
                      <mo stretchy="false">−</mo>
                      <mn>1</mn>
                    </mrow>
                  </msup>
                  <msub>
                    <mi>R</mi>
                    <mi>τ</mi>
                  </msub>
                </mrow>
              </mrow>
              <mo stretchy="false">∣</mo>
              <msub>
                <mi>S</mi>
                <mi>t</mi>
              </msub>
              <mo stretchy="false">=</mo>
              <mi>s</mi>
            </mrow>
            <mi>,</mi>
            <mrow>
              <msub>
                <mi>A</mi>
                <mi>t</mi>
              </msub>
              <mo stretchy="false">=</mo>
              <mi>a</mi>
            </mrow>
          </mrow>
        </mrow>
        <mo fence="true" stretchy="true">]</mo>
      </mrow>
    </mrow>
    <annotation encoding="StarMath 5.0">q^{%pi}(s,a) = E_{%pi} { [ R_{t+1} + %gamma R_{t+2} + %gamma^2 R_{t+3} + ... divides S_t = s, A_t = a]} = E_{%pi} left [ sum from {%tau = t + 1} {%gamma^{%tau - t - 1} R_%tau} divides  S_t = s, A_t = a right ] 
</annotation>
  </semantics>
</math>
</file>

<file path=Object 2/content.xml><?xml version="1.0" encoding="utf-8"?>
<math xmlns="http://www.w3.org/1998/Math/MathML" display="block">
  <semantics>
    <mrow>
      <msup>
        <mi>q</mi>
        <mi>π</mi>
      </msup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sub>
          <mi>E</mi>
          <mi>π</mi>
        </msub>
      </mrow>
      <mrow>
        <mrow>
          <mo fence="true" stretchy="false">[</mo>
          <mrow>
            <mrow>
              <mrow>
                <msub>
                  <mi>R</mi>
                  <mrow>
                    <mi>t</mi>
                    <mo stretchy="false">+</mo>
                    <mn>1</mn>
                  </mrow>
                </msub>
                <mo stretchy="false">+</mo>
                <mi>γ</mi>
              </mrow>
              <msup>
                <mi>q</mi>
                <mi>π</mi>
              </msup>
              <mrow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n>1</mn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n>1</mn>
                        </mrow>
                      </msub>
                    </mrow>
                  </mrow>
                  <mo fence="true" stretchy="false">)</mo>
                </mrow>
                <mo stretchy="false">∣</mo>
                <msub>
                  <mi>S</mi>
                  <mi>t</mi>
                </msub>
                <mo stretchy="false">=</mo>
                <mi>s</mi>
              </mrow>
              <mi>,</mi>
              <mrow>
                <msub>
                  <mi>A</mi>
                  <mi>t</mi>
                </msub>
                <mo stretchy="false">=</mo>
                <mi>a</mi>
              </mrow>
            </mrow>
          </mrow>
          <mo fence="true" stretchy="false">]</mo>
        </mrow>
        <mo stretchy="false">=</mo>
        <mrow>
          <munder>
            <mo stretchy="false">∑</mo>
            <mrow>
              <mi>s</mi>
              <mrow>
                <mi>'</mi>
                <mo stretchy="false">∈</mo>
                <mi>S</mi>
              </mrow>
            </mrow>
          </munder>
          <mrow>
            <munder>
              <mo stretchy="false">∑</mo>
              <mrow>
                <mi>r</mi>
                <mo stretchy="false">∈</mo>
                <mi>R</mi>
              </mrow>
            </munder>
            <mrow>
              <mi>p</mi>
              <mrow>
                <mo fence="true" stretchy="false">(</mo>
                <mrow>
                  <mrow>
                    <mi>s</mi>
                    <mi>'</mi>
                    <mi>,</mi>
                    <mrow>
                      <mi>r</mi>
                      <mo stretchy="false">∣</mo>
                      <mi>s</mi>
                    </mrow>
                    <mi>,</mi>
                    <mi>a</mi>
                  </mrow>
                </mrow>
                <mo fence="true" stretchy="false">)</mo>
              </mrow>
              <mrow>
                <mo fence="true" stretchy="false">[</mo>
                <mrow>
                  <mrow>
                    <mrow>
                      <mi>r</mi>
                      <mo stretchy="false">+</mo>
                      <mi>γ</mi>
                    </mrow>
                    <msup>
                      <mi>q</mi>
                      <mi>π</mi>
                    </msup>
                    <mrow>
                      <mo fence="true" stretchy="false">(</mo>
                      <mrow>
                        <mrow>
                          <mi>s</mi>
                          <mi>'</mi>
                          <mi>,</mi>
                          <mi>π</mi>
                          <mrow>
                            <mo fence="true" stretchy="false">(</mo>
                            <mrow>
                              <mrow>
                                <mi>s</mi>
                                <mi>'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row>
      </mrow>
    </mrow>
    <annotation encoding="StarMath 5.0">q^{%pi}(s,a) =  E_%pi { [ R_{t+1} + %gamma q^{%pi}(S_{t+1}, A_{t+1}) divides S_t = s, A_t = a]} = sum from { s' in S } { sum from {r in R} {p(s', r divides s, a) [r + %gamma q^{%pi}(s', %pi(s'))]} }
</annotation>
  </semantics>
</math>
</file>

<file path=Object 3/content.xml><?xml version="1.0" encoding="utf-8"?>
<math xmlns="http://www.w3.org/1998/Math/MathML" display="block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4/content.xml><?xml version="1.0" encoding="utf-8"?>
<math xmlns="http://www.w3.org/1998/Math/MathML" display="block">
  <semantics>
    <mrow>
      <msup>
        <mi>V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under>
          <mi mathvariant="italic">max</mi>
          <mi>a</mi>
        </munder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i>γ</mi>
            </mrow>
            <mrow>
              <munder>
                <mo stretchy="false">∑</mo>
                <mrow>
                  <mi>s</mi>
                  <mi>'</mi>
                </mrow>
              </munder>
              <mi>P</mi>
            </mrow>
            <mrow>
              <mo fence="true" stretchy="false">(</mo>
              <mrow>
                <mrow>
                  <mi>s</mi>
                  <mrow>
                    <mi>'</mi>
                    <mo stretchy="false">∣</mo>
                    <mi>s</mi>
                  </mrow>
                  <mi>,</mi>
                  <mi>a</mi>
                </mrow>
              </mrow>
              <mo fence="true" stretchy="false">)</mo>
            </mrow>
            <msup>
              <mi>V</mi>
              <mtext>*</mtext>
            </msup>
            <mrow>
              <mo fence="true" stretchy="false">(</mo>
              <mrow>
                <mrow>
                  <mi>s</mi>
                  <mi>'</mi>
                </mrow>
              </mrow>
              <mo fence="true" stretchy="false">)</mo>
            </mrow>
          </mrow>
        </mrow>
        <mo fence="true" stretchy="false">]</mo>
      </mrow>
    </mrow>
    <annotation encoding="StarMath 5.0">V^{"*"}(s) = max csub a { [ R(s,a) + %gamma sum from {s'} P(s' divides s, a) V^{"*"}(s') ]}
</annotation>
  </semantics>
</math>
</file>

<file path=Object 5/content.xml><?xml version="1.0" encoding="utf-8"?>
<math xmlns="http://www.w3.org/1998/Math/MathML" display="block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7/content.xml><?xml version="1.0" encoding="utf-8"?>
<math xmlns="http://www.w3.org/1998/Math/MathML" display="block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8/content.xml><?xml version="1.0" encoding="utf-8"?>
<math xmlns="http://www.w3.org/1998/Math/MathML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9/content.xml><?xml version="1.0" encoding="utf-8"?>
<math xmlns="http://www.w3.org/1998/Math/MathML" display="block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